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5cm" svg:height="1.84cm" svg:x="8.92cm" svg:y="6.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775cm" svg:height="1.605cm" svg:x="9.02cm" svg:y="9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9.14cm" svg:y="3.645cm">
          <text:p text:style-name="P2"><text:span text:style-name="T1">cour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065cm" svg:x="6.42cm" svg:y="1.44cm">
          <text:p text:style-name="P2"><text:span text:style-name="T1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851cm" svg:height="1.037cm" svg:x="4.275cm" svg:y="1.568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539cm" svg:height="1.065cm" svg:x="8.621cm" svg:y="1.34cm">
          <text:p text:style-name="P2"><text:span text:style-name="T1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78cm" svg:height="1.065cm" svg:x="12.322cm" svg:y="1.34cm">
          <text:p text:style-name="P2"><text:span text:style-name="T1">cr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905cm" svg:height="1.065cm" svg:x="15.123cm" svg:y="1.54cm">
          <text:p text:style-name="P2"><text:span text:style-name="T1">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335cm" svg:height="1.27cm" svg:x="1.64cm" svg:y="3.575cm">
          <text:p text:style-name="P2"><text:span text:style-name="T1">prerequisite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54cm" svg:height="1.27cm" svg:x="9.14cm" svg:y="10.145cm">
          <text:p text:style-name="P2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45cm" svg:height="1.107cm" svg:x="8.08cm" svg:y="12.169cm">
          <text:p text:style-name="P2"><text:span text:style-name="T2">s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15cm" svg:height="1.107cm" svg:x="10.725cm" svg:y="12.2cm">
          <text:p text:style-name="P2"><text:span text:style-name="T2">quar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4cm" svg:x="9.24cm" svg:y="6.525cm">
          <text:p text:style-name="P2"><text:span text:style-name="T1">section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41cm" svg:height="1.27cm" svg:x="2.37cm" svg:y="8.145cm">
          <text:p text:style-name="P2"><text:span text:style-name="T1">instru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41cm" svg:height="1.107cm" svg:x="1cm" svg:y="6.501cm">
          <text:p text:style-name="P2"><text:span text:style-name="T2">emp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88cm" svg:height="1.035cm" svg:x="3.022cm" svg:y="6.515cm">
          <text:p text:style-name="P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05cm" svg:height="1.01cm" svg:x="4.68cm" svg:y="6.54cm">
          <text:p text:style-name="P2"><text:span text:style-name="T1">ra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1cm" svg:height="1.4cm" svg:x="5.88cm" svg:y="8.125cm">
          <text:p text:style-name="P2"><text:span text:style-name="T1">teach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41cm" svg:height="1.27cm" svg:x="2.27cm" svg:y="13.146cm">
          <text:p text:style-name="P2"><text:span text:style-name="T1">stu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05cm" svg:height="1.038cm" svg:x="1cm" svg:y="15.102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4cm" svg:height="1.06cm" svg:x="2.705cm" svg:y="15.18cm">
          <text:p text:style-name="P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457cm" svg:height="1.099cm" svg:x="4.723cm" svg:y="15.041cm">
          <text:p text:style-name="P2"><text:span text:style-name="T1">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1cm" svg:height="1.4cm" svg:x="5.98cm" svg:y="11.526cm">
          <text:p text:style-name="P2"><text:span text:style-name="T1">enroll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1.905cm" svg:height="1.09cm" svg:x="4.116cm" svg:y="10.46cm">
          <text:p text:style-name="P2"><text:span text:style-name="T1">gr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6.94cm" svg:y="13.247cm">
          <text:p text:style-name="P2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107cm" svg:x="15.1cm" svg:y="15.11cm">
          <text:p text:style-name="P2"><text:span text:style-name="T2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8cm" svg:height="1.27cm" svg:x="17.81cm" svg:y="15.081cm">
          <text:p text:style-name="P2"><text:span text:style-name="T2">room_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92cm" svg:height="1.27cm" svg:x="16.823cm" svg:y="11.42cm">
          <text:p text:style-name="P2"><text:span text:style-name="T1">capa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315cm" svg:height="1.4cm" svg:x="12.965cm" svg:y="11.427cm">
          <text:p text:style-name="P2"><text:span text:style-name="T1">teach_in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2.54cm" svg:height="1.27cm" svg:x="17.04cm" svg:y="7.945cm">
          <text:p text:style-name="P2"><text:span text:style-name="T1">timeslo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22cm" svg:height="1.107cm" svg:x="16.893cm" svg:y="6.315cm">
          <text:p text:style-name="P2"><text:span text:style-name="T2">time_d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4cm" svg:x="13.14cm" svg:y="8.225cm">
          <text:p text:style-name="P2"><text:span text:style-name="T1">meets</text:span></text:p>
          <draw:enhanced-geometry svg:viewBox="0 0 21600 21600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10.425cm" svg:y1="2.405cm" svg:x2="10.425cm" svg:y2="3.675cm">
          <text:p/>
        </draw:line>
        <draw:line draw:style-name="gr4" draw:text-style-name="P1" draw:layer="layout" svg:x1="10.76cm" svg:y1="3.675cm" svg:x2="13.065cm" svg:y2="2.405cm">
          <text:p/>
        </draw:line>
        <draw:line draw:style-name="gr4" draw:text-style-name="P1" draw:layer="layout" svg:x1="11.195cm" svg:y1="3.71cm" svg:x2="15.605cm" svg:y2="2.505cm">
          <text:p/>
        </draw:line>
        <draw:line draw:style-name="gr4" draw:text-style-name="P1" draw:layer="layout" svg:x1="7.985cm" svg:y1="2.405cm" svg:x2="10.09cm" svg:y2="3.675cm">
          <text:p/>
        </draw:line>
        <draw:line draw:style-name="gr4" draw:text-style-name="P1" draw:layer="layout" svg:x1="5.945cm" svg:y1="2.405cm" svg:x2="9.755cm" svg:y2="3.675cm">
          <text:p/>
        </draw:line>
        <draw:line draw:style-name="gr4" draw:text-style-name="P1" draw:layer="layout" svg:x1="10.525cm" svg:y1="4.945cm" svg:x2="10.525cm" svg:y2="6.215cm">
          <text:p/>
        </draw:line>
        <draw:line draw:style-name="gr4" draw:text-style-name="P1" draw:layer="layout" svg:x1="10.425cm" svg:y1="8.085cm" svg:x2="10.425cm" svg:y2="9.99cm">
          <text:p/>
        </draw:line>
        <draw:line draw:style-name="gr4" draw:text-style-name="P1" draw:layer="layout" svg:x1="10.96cm" svg:y1="11.595cm" svg:x2="11.595cm" svg:y2="12.23cm">
          <text:p/>
        </draw:line>
        <draw:line draw:style-name="gr4" draw:text-style-name="P1" draw:layer="layout" svg:x1="9.99cm" svg:y1="11.56cm" svg:x2="9.355cm" svg:y2="12.195cm">
          <text:p/>
        </draw:line>
        <draw:line draw:style-name="gr4" draw:text-style-name="P1" draw:layer="layout" svg:x1="5.845cm" svg:y1="11.295cm" svg:x2="6.48cm" svg:y2="11.93cm">
          <text:p/>
        </draw:line>
        <draw:line draw:style-name="gr4" draw:text-style-name="P1" draw:layer="layout" svg:x1="9.055cm" svg:y1="11.06cm" svg:x2="7.55cm" svg:y2="11.895cm">
          <text:p/>
        </draw:line>
        <draw:line draw:style-name="gr4" draw:text-style-name="P1" draw:layer="layout" svg:x1="4.71cm" svg:y1="13.8cm" svg:x2="6.415cm" svg:y2="12.53cm">
          <text:p/>
        </draw:line>
        <draw:line draw:style-name="gr4" draw:text-style-name="P1" draw:layer="layout" svg:x1="2.035cm" svg:y1="15.17cm" svg:x2="3.105cm" svg:y2="14.435cm">
          <text:p/>
        </draw:line>
        <draw:line draw:style-name="gr4" draw:text-style-name="P1" draw:layer="layout" svg:x1="3.54cm" svg:y1="15.17cm" svg:x2="3.54cm" svg:y2="14.435cm">
          <text:p/>
        </draw:line>
        <draw:line draw:style-name="gr4" draw:text-style-name="P1" draw:layer="layout" svg:x1="4.01cm" svg:y1="14.435cm" svg:x2="5.11cm" svg:y2="15.17cm">
          <text:p/>
        </draw:line>
        <draw:line draw:style-name="gr4" draw:text-style-name="P1" draw:layer="layout" svg:x1="11.595cm" svg:y1="11.16cm" svg:x2="13.5cm" svg:y2="11.795cm">
          <text:p/>
        </draw:line>
        <draw:line draw:style-name="gr4" draw:text-style-name="P1" draw:layer="layout" svg:x1="17.51cm" svg:y1="14.47cm" svg:x2="16.875cm" svg:y2="15.205cm">
          <text:p/>
        </draw:line>
        <draw:line draw:style-name="gr4" draw:text-style-name="P1" draw:layer="layout" svg:x1="18.445cm" svg:y1="14.47cm" svg:x2="19.08cm" svg:y2="15.105cm">
          <text:p/>
        </draw:line>
        <draw:line draw:style-name="gr4" draw:text-style-name="P1" draw:layer="layout" svg:x1="18.245cm" svg:y1="12.665cm" svg:x2="18.245cm" svg:y2="13.3cm">
          <text:p/>
        </draw:line>
        <draw:line draw:style-name="gr4" draw:text-style-name="P1" draw:layer="layout" svg:x1="15.07cm" svg:y1="12.565cm" svg:x2="16.975cm" svg:y2="13.835cm">
          <text:p/>
        </draw:line>
        <draw:line draw:style-name="gr4" draw:text-style-name="P1" draw:layer="layout" svg:x1="11.795cm" svg:y1="10.525cm" svg:x2="13.7cm" svg:y2="9.255cm">
          <text:p/>
        </draw:line>
        <draw:line draw:style-name="gr4" draw:text-style-name="P1" draw:layer="layout" svg:x1="15.17cm" svg:y1="8.62cm" svg:x2="17.075cm" svg:y2="8.62cm">
          <text:p/>
        </draw:line>
        <draw:line draw:style-name="gr4" draw:text-style-name="P1" draw:layer="layout" svg:x1="18.345cm" svg:y1="7.985cm" svg:x2="18.345cm" svg:y2="7.35cm">
          <text:p/>
        </draw:line>
        <draw:line draw:style-name="gr4" draw:text-style-name="P1" draw:layer="layout" svg:x1="7.485cm" svg:y1="9.155cm" svg:x2="9.02cm" svg:y2="10.525cm">
          <text:p/>
        </draw:line>
        <draw:line draw:style-name="gr4" draw:text-style-name="P1" draw:layer="layout" svg:x1="2.27cm" svg:y1="7.55cm" svg:x2="2.905cm" svg:y2="8.185cm">
          <text:p/>
        </draw:line>
        <draw:line draw:style-name="gr4" draw:text-style-name="P1" draw:layer="layout" svg:x1="3.74cm" svg:y1="7.55cm" svg:x2="3.74cm" svg:y2="8.185cm">
          <text:p/>
        </draw:line>
        <draw:line draw:style-name="gr4" draw:text-style-name="P1" draw:layer="layout" svg:x1="5.21cm" svg:y1="7.55cm" svg:x2="4.175cm" svg:y2="8.185cm">
          <text:p/>
        </draw:line>
        <draw:line draw:style-name="gr4" draw:text-style-name="P1" draw:layer="layout" svg:x1="4.81cm" svg:y1="8.82cm" svg:x2="5.88cm" svg:y2="8.82cm">
          <text:p/>
        </draw:line>
        <draw:path draw:style-name="gr5" draw:text-style-name="P1" draw:layer="layout" svg:width="4.174cm" svg:height="0.559cm" draw:transform="skewX (0.248185819633547) rotate (-0.188670092141737) translate (5.05413574655459cm 4.05716230099517cm)" svg:viewBox="0 0 4175 560" svg:d="m0 6634c595 5 1191-41 1787-79 561-36 1128-100 1666-229l463-129 259-123">
          <text:p/>
        </draw:path>
        <draw:frame draw:style-name="gr6" draw:text-style-name="P4" draw:layer="layout" svg:width="1.251cm" svg:height="0.806cm" svg:x="4.61cm" svg:y="8.09cm">
          <draw:text-box>
            <text:p text:style-name="P4"><text:span text:style-name="T1">0..*</text:span></text:p>
          </draw:text-box>
        </draw:frame>
        <draw:frame draw:style-name="gr6" draw:text-style-name="P4" draw:layer="layout" svg:width="1.251cm" svg:height="0.806cm" svg:x="8.111cm" svg:y="9.49cm">
          <draw:text-box>
            <text:p text:style-name="P4"><text:span text:style-name="T1">1..*</text:span></text:p>
          </draw:text-box>
        </draw:frame>
        <draw:frame draw:style-name="gr6" draw:text-style-name="P4" draw:layer="layout" svg:width="1.251cm" svg:height="0.806cm" svg:x="7.885cm" svg:y="10.625cm">
          <draw:text-box>
            <text:p text:style-name="P4"><text:span text:style-name="T1">0..*</text:span></text:p>
          </draw:text-box>
        </draw:frame>
        <draw:frame draw:style-name="gr6" draw:text-style-name="P4" draw:layer="layout" svg:width="1.251cm" svg:height="0.806cm" svg:x="4.512cm" svg:y="12.49cm">
          <draw:text-box>
            <text:p text:style-name="P4"><text:span text:style-name="T1">0..*</text:span></text:p>
          </draw:text-box>
        </draw:frame>
        <draw:frame draw:style-name="gr6" draw:text-style-name="P4" draw:layer="layout" svg:width="1.251cm" svg:height="0.806cm" svg:x="16.012cm" svg:y="12.69cm">
          <draw:text-box>
            <text:p text:style-name="P4"><text:span text:style-name="T1">1..*</text:span></text:p>
          </draw:text-box>
        </draw:frame>
        <draw:frame draw:style-name="gr6" draw:text-style-name="P4" draw:layer="layout" svg:width="1.251cm" svg:height="0.806cm" svg:x="11.912cm" svg:y="10.59cm">
          <draw:text-box>
            <text:p text:style-name="P4"><text:span text:style-name="T1">0..*</text:span></text:p>
          </draw:text-box>
        </draw:frame>
        <draw:frame draw:style-name="gr6" draw:text-style-name="P4" draw:layer="layout" svg:width="1.251cm" svg:height="0.806cm" svg:x="11.713cm" svg:y="9.39cm">
          <draw:text-box>
            <text:p text:style-name="P4"><text:span text:style-name="T1">0..*</text:span></text:p>
          </draw:text-box>
        </draw:frame>
        <draw:frame draw:style-name="gr6" draw:text-style-name="P4" draw:layer="layout" svg:width="1.251cm" svg:height="0.806cm" svg:x="15.913cm" svg:y="7.89cm">
          <draw:text-box>
            <text:p text:style-name="P4"><text:span text:style-name="T1">1..*</text:span></text:p>
          </draw:text-box>
        </draw:frame>
        <draw:frame draw:style-name="gr6" draw:text-style-name="P4" draw:layer="layout" svg:width="1.251cm" svg:height="0.806cm" svg:x="9.414cm" svg:y="9.09cm">
          <draw:text-box>
            <text:p text:style-name="P4"><text:span text:style-name="T1">0..*</text:span></text:p>
          </draw:text-box>
        </draw:frame>
        <draw:frame draw:style-name="gr6" draw:text-style-name="P4" draw:layer="layout" svg:width="1.332cm" svg:height="0.806cm" svg:x="9.315cm" svg:y="4.89cm">
          <draw:text-box>
            <text:p text:style-name="P4"><text:span text:style-name="T1">1..1</text:span></text:p>
          </draw:text-box>
        </draw:frame>
        <draw:frame draw:style-name="gr6" draw:text-style-name="P4" draw:layer="layout" svg:width="1.251cm" svg:height="0.806cm" svg:x="7.711cm" svg:y="3.19cm">
          <draw:text-box>
            <text:p text:style-name="P4"><text:span text:style-name="T1">0..*</text:span></text:p>
          </draw:text-box>
        </draw:frame>
        <draw:frame draw:style-name="gr6" draw:text-style-name="P4" draw:layer="layout" svg:width="1.251cm" svg:height="0.806cm" svg:x="7.812cm" svg:y="4.39cm">
          <draw:text-box>
            <text:p text:style-name="P4"><text:span text:style-name="T1">0..*</text:span></text:p>
          </draw:text-box>
        </draw:frame>
        <draw:line draw:style-name="gr4" draw:text-style-name="P1" draw:layer="layout" svg:x1="10.525cm" svg:y1="8.086cm" svg:x2="10.525cm" svg:y2="9.991cm">
          <text:p/>
        </draw:line>
        <draw:path draw:style-name="gr5" draw:text-style-name="P1" draw:layer="layout" svg:width="4.163cm" svg:height="0.845cm" draw:transform="skewX (0.11065387457642) rotate (2.97247024907098) translate (8.91442251556773cm 4.6028445233571cm)" svg:viewBox="0 0 4164 846" svg:d="m0-5301c213-28 419 43 627 51 219 9 439 36 656 14 211-21 422-40 630-77 209-38 412-86 612-139 198-53 395-97 581-182 186-85 395-138 596-199l201-83 177-95 84-62">
          <text:p/>
        </draw:path>
        <draw:frame draw:style-name="gr6" draw:text-style-name="P4" draw:layer="layout" svg:width="3.093cm" svg:height="0.806cm" svg:x="6.234cm" svg:y="3.64cm">
          <draw:text-box>
            <text:p text:style-name="P4"><text:span text:style-name="T1">prerequisite</text:span></text:p>
          </draw:text-box>
        </draw:frame>
        <draw:frame draw:style-name="gr6" draw:text-style-name="P4" draw:layer="layout" svg:width="2.043cm" svg:height="0.806cm" svg:x="7.234cm" svg:y="4.84cm">
          <draw:text-box>
            <text:p text:style-name="P4"><text:span text:style-name="T1">requi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fill="solid" draw:fill-color="#ffff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3-03-10T22:30:38</meta:creation-date>
    <dc:date>2013-03-12T17:23:51</dc:date>
    <dc:creator>Derek Qian</dc:creator>
    <meta:editing-duration>PT01H43M42S</meta:editing-duration>
    <meta:editing-cycles>5</meta:editing-cycles>
    <meta:generator>OpenOffice.org/3.2$Linux OpenOffice.org_project/320m19$Build-9505</meta:generator>
    <meta:document-statistic meta:object-count="77"/>
  </office:meta>
</office:document-meta>
</file>